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4.71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10.91pt"/>
    </style:style>
    <style:style style:name="co9" style:family="table-column">
      <style:table-column-properties fo:break-before="auto" style:column-width="14.54pt"/>
    </style:style>
    <style:style style:name="co10" style:family="table-column">
      <style:table-column-properties fo:break-before="auto" style:column-width="45.21pt"/>
    </style:style>
    <style:style style:name="co11" style:family="table-column">
      <style:table-column-properties fo:break-before="auto" style:column-width="41.7pt"/>
    </style:style>
    <style:style style:name="co12" style:family="table-column">
      <style:table-column-properties fo:break-before="auto" style:column-width="17.29pt"/>
    </style:style>
    <style:style style:name="co13" style:family="table-column">
      <style:table-column-properties fo:break-before="auto" style:column-width="18.74pt"/>
    </style:style>
    <style:style style:name="co14" style:family="table-column">
      <style:table-column-properties fo:break-before="auto" style:column-width="22.14pt"/>
    </style:style>
    <style:style style:name="co15" style:family="table-column">
      <style:table-column-properties fo:break-before="auto" style:column-width="24.69pt"/>
    </style:style>
    <style:style style:name="co16" style:family="table-column">
      <style:table-column-properties fo:break-before="auto" style:column-width="21.29pt"/>
    </style:style>
    <style:style style:name="co17" style:family="table-column">
      <style:table-column-properties fo:break-before="auto" style:column-width="17.04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2.01pt"/>
    </style:style>
    <style:style style:name="ce61" style:family="table-cell" style:parent-style-name="Default">
      <style:table-cell-properties fo:background-color="#dddddd"/>
    </style:style>
    <style:style style:name="ce62" style:family="table-cell" style:parent-style-name="Default">
      <style:table-cell-properties fo:background-color="#ffff66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3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7" table:default-cell-style-name="ce42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8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8"/>
          <table:table-cell table:style-name="ce51">
            <office:annotation office:display="true" draw:style-name="gr1" draw:text-style-name="P2" svg:width="256.08pt" svg:height="112.56pt" svg:x="863.55pt" svg:y="0.99pt" draw:caption-point-x="-14.54pt" draw:caption-point-y="-0.71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4]" office:value-type="float" office:value="2.01" calcext:value-type="float">
            <text:p>2.01</text:p>
          </table:table-cell>
          <table:table-cell table:style-name="ce4" table:formula="of:=[.E14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]" office:value-type="float" office:value="4.08" calcext:value-type="float">
            <text:p>4.08</text:p>
          </table:table-cell>
          <table:table-cell table:style-name="ce4" table:formula="of:=[.E20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]" office:value-type="float" office:value="4.17" calcext:value-type="float">
            <text:p>4.17</text:p>
          </table:table-cell>
          <table:table-cell table:style-name="ce4" table:formula="of:=[.E21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]" office:value-type="float" office:value="4.23" calcext:value-type="float">
            <text:p>4.23</text:p>
          </table:table-cell>
          <table:table-cell table:style-name="ce4" table:formula="of:=[.E2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9" calcext:value-type="float">
            <text:p>1.01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9" calcext:value-type="float">
            <text:p>1.01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nfang der Zeichen in Kana in Galiläa – Jünger glauben an i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Nach Kapernaum – mit Muter und Brüder <text:s/>und Jünger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4"/>
          <table:table-cell table:style-name="ce6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1" office:value-type="float" office:value="1.02" calcext:value-type="float">
            <text:p>1.020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48]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/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 office:value-type="float" office:value="1.02" calcext:value-type="float">
            <text:p>1.02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5" calcext:value-type="float">
            <text:p>3.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5" calcext:value-type="float">
            <text:p>1.02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5" calcext:value-type="float">
            <text:p>3.02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2" calcext:value-type="float">
            <text:p>1.1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/>
          <table:table-cell table:style-name="ce54" office:value-type="string" calcext:value-type="string">
            <text:p>Johannes in Judäa, Jordan, Jerusale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6" calcext:value-type="float">
            <text:p>1.02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6" calcext:value-type="float">
            <text:p>3.02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41"/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string" calcext:value-type="string">
            <text:p>1.32.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75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77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1" calcext:value-type="float">
            <text:p>6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97]" office:value-type="float" office:value="10.07" calcext:value-type="float">
            <text:p>10.07</text:p>
          </table:table-cell>
          <table:table-cell table:style-name="ce4" table:formula="of:=[.E97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02]" office:value-type="float" office:value="5.03" calcext:value-type="float">
            <text:p>5.03</text:p>
          </table:table-cell>
          <table:table-cell table:style-name="ce4" table:formula="of:=[.E102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3" calcext:value-type="float">
            <text:p>7.30</text:p>
          </table:table-cell>
          <table:table-cell table:style-name="ce12"/>
          <table:table-cell table:style-name="ce21"/>
          <table:table-cell table:style-name="ce27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5" calcext:value-type="float">
            <text:p>6.4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22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23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 table:number-columns-repeated="2"/>
          <table:table-cell table:style-name="ce54" office:value-type="string" calcext:value-type="string">
            <text:p>TODO: Lukas eigentlich noch 18:21-23</text:p>
          </table:table-cell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25]" office:value-type="float" office:value="13.11" calcext:value-type="float">
            <text:p>13.11</text:p>
          </table:table-cell>
          <table:table-cell table:style-name="ce4" table:formula="of:=[.E125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5" table:formula="of:=[.D126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3.23" calcext:value-type="float">
            <text:p>13.2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table:formula="of:=[.D128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6" office:value-type="float" office:value="9.2" calcext:value-type="float">
            <text:p>9.20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5.25" calcext:value-type="float">
            <text:p>5.250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6" office:value-type="float" office:value="8.43" calcext:value-type="float">
            <text:p>8.430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37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3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143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  <table:table-cell/>
        </table:table-row>
        <table:table-row table:style-name="ro4">
          <table:table-cell table:style-name="ce1"/>
          <table:table-cell table:style-name="ce2"/>
          <table:table-cell table:style-name="ce8" table:formula="of:=[.D151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153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6]" office:value-type="float" office:value="9.34" calcext:value-type="float">
            <text:p>9.34</text:p>
          </table:table-cell>
          <table:table-cell table:style-name="ce4" table:formula="of:=[.E156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2"/>
          <table:table-cell table:style-name="ce60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197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0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2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rfüllung/Zitierung Jes 6:10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8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9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1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4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5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6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7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2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2"/>
          <table:table-cell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250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2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0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2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4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5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6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76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77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82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84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85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2"/>
          <table:table-cell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3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8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5" office:value-type="float" office:value="12.01" calcext:value-type="float">
            <text:p>12.010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31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33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34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35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44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53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2"/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2"/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41"/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5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4"/>
        </table:table-row>
        <table:table-row table:style-name="ro3" table:number-rows-repeated="1048175">
          <table:table-cell table:number-columns-repeated="39"/>
        </table:table-row>
        <table:table-row table:style-name="ro3">
          <table:table-cell table:number-columns-repeated="39"/>
        </table:table-row>
      </table:table>
      <table:named-expressions/>
      <table:database-ranges>
        <table:database-range table:name="SortierRange" table:target-range-address="Sheet1.C2:Sheet1.AM39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0" table:target-range-address="Sheet1.C2:Sheet1.AL398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/00/0000</text:date>, <text:time style:data-style-name="N2" text:time-value="20:34:44.457459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8-10-07T20:51:05.702744319</dc:date>
    <meta:editing-duration>P1DT8H25M57S</meta:editing-duration>
    <meta:editing-cycles>267</meta:editing-cycles>
    <meta:generator>LibreOffice/6.0.4.2$Linux_X86_64 LibreOffice_project/00m0$Build-2</meta:generator>
    <meta:document-statistic meta:table-count="1" meta:cell-count="2770" meta:object-count="0"/>
  </office:meta>
</office:document-meta>
</file>